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ce style:name="Trebuchet MS" svg:font-family="'Trebuchet M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7" style:family="paragraph" style:parent-style-name="Text_20_body">
      <style:text-properties fo:font-size="12pt" style:font-size-asian="12pt" style:font-size-complex="12pt"/>
    </style:style>
    <style:style style:name="P8" style:family="paragraph" style:list-style-name="L1">
      <style:text-properties fo:font-size="12pt" style:font-size-asian="12pt" style:font-size-complex="12pt"/>
    </style:style>
    <style:style style:name="P9" style:family="paragraph" style:list-style-name="L2">
      <style:text-properties fo:font-size="12pt" style:font-size-asian="12pt" style:font-size-complex="12pt"/>
    </style:style>
    <style:style style:name="P10" style:family="paragraph" style:list-style-name="L3">
      <style:text-properties fo:font-size="12pt" style:font-size-asian="12pt" style:font-size-complex="12pt"/>
    </style:style>
    <style:style style:name="P11" style:family="paragraph" style:list-style-name="L9">
      <style:text-properties fo:font-size="12pt" style:font-size-asian="12pt" style:font-size-complex="12pt"/>
    </style:style>
    <style:style style:name="P12" style:family="paragraph">
      <style:text-properties fo:font-size="13pt" style:text-underline-style="solid" style:text-underline-width="auto" style:text-underline-color="font-color" style:font-size-asian="13pt" style:font-size-complex="13pt"/>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normal" style:font-size-asian="12pt" style:font-size-complex="12pt"/>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italic"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7"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8"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9" style:family="text">
      <style:text-properties fo:font-variant="normal" fo:text-transform="none" fo:color="#0b0080" style:font-name="sans-serif" fo:font-size="9pt" fo:letter-spacing="normal" fo:font-style="normal" style:text-underline-style="solid" style:text-underline-width="auto" style:text-underline-color="font-color" fo:font-weight="normal" fo:background-color="#ffffff"/>
    </style:style>
    <style:style style:name="T10" style:family="text">
      <style:text-properties fo:font-variant="normal" fo:text-transform="none" fo:color="#a55858" style:text-line-through-style="none" style:font-name="sans-serif" fo:font-size="9pt" fo:letter-spacing="normal" fo:font-style="normal" style:text-underline-style="none" fo:font-weight="normal" style:text-blinking="false" fo:background-color="#ffffff"/>
    </style:style>
    <style:style style:name="T11" style:family="text">
      <style:text-properties fo:font-weight="bold" style:font-weight-asian="bold" style:font-weight-complex="bold"/>
    </style:style>
    <style:style style:name="T12" style:family="text">
      <style:text-properties fo:font-variant="small-caps" fo:color="#0b0080" style:text-line-through-style="none" style:font-name="sans-serif" fo:font-size="9pt" fo:letter-spacing="normal" fo:font-style="normal" style:text-underline-style="none" fo:font-weight="normal" style:text-blinking="false" fo:background-color="#ffffff"/>
    </style:style>
    <style:style style:name="T13" style:family="text">
      <style:text-properties fo:font-size="12pt"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internal-source-marker_0.7575973335187882"/>Jérusalem : Une ville culturelle religieusement parlant. </text:p>
      <text:p text:style-name="P3"/>
      <text:p text:style-name="P3"/>
      <text:p text:style-name="P5">La Vieille Ville</text:p>
      <text:p text:style-name="P3"/>
      <text:p text:style-name="P7">La vieille ville de Jérusalem et ses remparts, est un site inscrit sur la Liste du Patrimoine mondial</text:p>
      <text:p text:style-name="P7">Des murailles successives ont existé à Jérusalem à différentes époques, permettant à la vieille ville de se déplacer vers le nord.</text:p>
      <text:p text:style-name="P7">La Bible fait le récit de la prise de Jérusalem par le roi David et la date approximativement de l'an 1004 av. J.-C.. La cité, connue alors sous le nom de Jébus, avait été fondée au IIIe millénaireav. J.‑C. par les Jébuséens, et était entourée de larges murs (mais peu de détails sont donnés sur cette époque).</text:p>
      <text:p text:style-name="P7">Les murailles actuelles de la vieille ville ont été dressées entre 1535 et 1538 par le sultan Soliman le Magnifique, à l'époque ottomane. Les précédentes murailles avaient été rasées par al-Moazzam </text:p>
      <text:p text:style-name="P7">Les murailles de la vieille ville et les jardins publics qui les entourent ont été classés par les autorités israéliennes comme parc national et dépendent de la Direction de la Nature et des Parcs. </text:p>
      <text:p text:style-name="P7"/>
      <text:p text:style-name="P7">Bien que faisant partie de la vieille ville, le caractère hautement symbolique du mont pour les religions monothéistes constitue un secteur à part.</text:p>
      <text:list xml:id="list7144483898048699741" text:style-name="L1">
        <text:list-item>
          <text:p>Pour les juifs, il est le lieu où fut bâti le Temple de Jérusalem.</text:p>
        </text:list-item>
      </text:list>
      <text:list xml:id="list6906388425004195385" text:style-name="L2">
        <text:list-item>
          <text:p>Pour les chrétiens, c'est dans ce temple que se déroulèrent plusieurs événements majeurs de la vie de Jésus.</text:p>
        </text:list-item>
      </text:list>
      <text:list xml:id="list4857900869658289209" text:style-name="L3">
        <text:list-item>
          <text:p>Pour les musulmans, il héberge l'esplanade des mosquées accueillant deux hauts lieux de l'islam (après La Mecque et Médine) : le dôme du Rocher et la mosquée Al-Aqsa.</text:p>
        </text:list-item>
      </text:list>
      <text:h text:outline-level="2"><text:bookmark text:name="Les_quartiers_de_la_vieille_ville"/>Les quartiers de la vieille ville</text:h>
      <text:p text:style-name="P7"/>
      <text:list xml:id="list4681813556299172501" text:style-name="L9">
        <text:list-item>
          <text:list>
            <text:list-item>
              <text:p>Le quartier juif avec le Mur occidental (anciennement Mur des Lamentations)</text:p>
            </text:list-item>
            <text:list-item>
              <text:p>Le quartier chrétien avec l'Église du Saint-Sépulcre </text:p>
            </text:list-item>
            <text:list-item>
              <text:p>Le quartier arménien avec la Tour de David, </text:p>
            </text:list-item>
            <text:list-item>
              <text:p>Le quartier musulman avec l'Église Sainte-Anne </text:p>
            </text:list-item>
            <text:list-item>
              <text:p>Esplanade des Mosquées avec Le Rocher du Dôme et la Mosquée Al Aqsa</text:p>
            </text:list-item>
          </text:list>
        </text:list-item>
      </text:list>
      <text:p text:style-name="P3"/>
      <text:p text:style-name="P1">1/ Le quartier juif : Mur Occidental ou Mur des lamentations</text:p>
      <text:p text:style-name="P3"/>
      <text:p text:style-name="P3"/>
      <text:p text:style-name="P3"/>
      <text:p text:style-name="Standard">Le Kotel est le lieu le plus saint selon la religion juive car c'est aujourd'hui l'endroit le plus proche du Kodesh Ha' Kodashim (Saint des Saints), salle des premier et second temples à laquelle seul le Cohen Gadol (grand prêtre) pouvait accéder. Il existe en fait un endroit plus proche, dans le souterrain du Kotel, étant directement face au Kodesh Ha'Kodashim (où est aujourd'hui érigé le dome du Rocher). Selon la coutume, certains juifs qui vont prier au Mur occidental ou Kotel, y déposent des vœux, le plus souvent sous la forme de prière et de petits papiers pliés où sont rédigés leurs souhaits, lesquels sont ensuite glissés dans les fentes qui séparent les différentes pierres du mur. </text:p>
      <text:p text:style-name="Standard"/>
      <text:p text:style-name="Standard">Le Mur revêt aussi une signification importante pour les musulmans car il sert de soutènement à l'esplanade où sont construits le dôme du Rocher et la mosquée al-Aqsa. </text:p>
      <text:p text:style-name="P3"/>
      <text:p text:style-name="P3"/>
      <text:p text:style-name="P2"><text:soft-page-break/><text:span text:style-name="T11">2/ L'esplanade des mosquées : La Mosquée Al-Aqsa, et le dôme du Rocher</text:span></text:p>
      <text:p text:style-name="P3"/>
      <text:p text:style-name="P3">Ils s'élèvent sur l'esplanade de l'ancien temple de Jérusalem, dont une première version aurait été édifiée par le roi biblique Salomon, et une seconde ier siècle av. J.-C. parHérode Ier le Grand. </text:p>
      <text:p text:style-name="P4">Mosquée Al-Aqsa: </text:p>
      <text:p text:style-name="Standard"> Le Mur des Lamentations témoigne du passé des constructions du temple de Salomon. La mosquée semble avoir été édifiée sur « le secteur ajouté au Ier siècle à l'époque d'Hérode pour permettre la construction d'une basilique royale et de sa colonnade, la stoa » ; elle prend place sur « une structure hérodienne en forme de basilique romaine classique »<text:span text:style-name="T2">.</text:span><text:span text:style-name="T13"> </text:span></text:p>
      <text:p text:style-name="P3"><text:span text:style-name="T11">Dôme du Rocher : </text:span></text:p>
      <text:p text:style-name="Standard">On retrouve les influences byzantines et perses sassanides qui sont les deux grandes sources d'inspiration de l'art islamique.</text:p>
      <text:p text:style-name="Standard">Le Rocher abrite une grotte attestée comme mosquée au 9e siècle, à laquelle on accède par un escalier.</text:p>
      <text:p text:style-name="P3"/>
      <text:p text:style-name="P3"/>
      <text:p text:style-name="P1">3/ Le quartier arménien : Tour de David</text:p>
      <text:p text:style-name="P3"/>
      <text:p text:style-name="Text_20_body">La Tour de David est une ancienne citadelle située au nord-ouest du quartier arménien de la vieille ville de Jérusalem, édifiée près de la porte de Jaffa.</text:p>
      <text:p text:style-name="Text_20_body">Destinée à pallier un point faible des défenses de la Vieille Ville, elle a été construite au cours du iie siècle av. J.-C., puis elle a été détruite et reconstruite successivement par tous les conquérants de Jérusalem : les chrétiens, lesmusulmans, les Mamelouks, Ottomans.</text:p>
      <text:p text:style-name="Text_20_body">Elle abrite d'importants vestiges archéologiques, et est un lieu d'événements publics tels que des salons d'artisanat et des concerts.</text:p>
      <text:p text:style-name="P3"/>
      <text:p text:style-name="P3"/>
      <text:p text:style-name="P1">4/ Le quartier chrétien : Eglise du Saint-Sépulcre </text:p>
      <text:p text:style-name="P3"/>
      <text:p text:style-name="Standard">Le Saint-Sépulcre est, selon la tradition chrétienne, le tombeau du Christ, c'est-à-dire l'édicule (maintenant englobé dans l'église du Saint-Sépulcre) construit sur la grotte où le corps de Jésus de Nazareth fut déposé après avoir été descendu de la croix à Jérusalem. </text:p>
      <text:p text:style-name="Standard"/>
      <text:p text:style-name="Standard">Au Moyen Âge, le Saint-Sépulcre est le lieu de pèlerinage par excellence, une destination prestigieuse de pèlerinage pour la chrétienté occidentale. Jérusalem est alors sous domination musulmane depuis le viie siècle. Les musulmans réservent la basilique de la Résurrection, où se trouve le Saint-Sépulcre, au culte chrétien en prélevant, depuis leur arrivée, un droit d'entrée lucratif auprès de chaque pèlerin, taxe qui finira par irriter ces derniers dont le nombre augmente de manière croissant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ce style:name="Trebuchet MS" svg:font-family="'Trebuchet M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9M22S</meta:editing-duration>
    <meta:editing-cycles>11</meta:editing-cycles>
    <meta:generator>OpenOffice.org/3.4$Win32 OpenOffice.org_project/340m1$Build-9590</meta:generator>
    <dc:date>2012-10-25T01:30:21.09</dc:date>
    <meta:document-statistic meta:table-count="0" meta:image-count="0" meta:object-count="0" meta:page-count="2" meta:paragraph-count="34" meta:word-count="838" meta:character-count="5055"/>
    <meta:user-defined meta:name="Info 1"/>
    <meta:user-defined meta:name="Info 2"/>
    <meta:user-defined meta:name="Info 3"/>
    <meta:user-defined meta:name="Info 4"/>
  </office:meta>
</office:document-meta>
</file>